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647c" officeooo:paragraph-rsid="0001647c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01647c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officeooo:rsid="0001647c" loext:padding="0cm" loext:border="none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4" style:family="text">
      <style:text-properties fo:font-variant="normal" fo:text-transform="none" fo:color="#242729" style:font-name="Arial" fo:font-size="11.2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 officeooo:rsid="0001647c" loext:padding="0cm" loext:border="none"/>
    </style:style>
    <style:style style:name="T6" style:family="text">
      <style:text-properties fo:font-variant="normal" fo:text-transform="none" fo:color="#242729" fo:font-size="11.25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4"/></text:span></text:p>
      <text:p text:style-name="P2"><text:span text:style-name="Source_20_Text"><text:span text:style-name="T1">&gt;</text:span></text:span><text:span text:style-name="T3"> redirects output to a file, overwriting the file.</text:span></text:p>
      <text:p text:style-name="P3"><text:span text:style-name="Source_20_Text"><text:span text:style-name="T2">&lt;</text:span></text:span><text:span text:style-name="Source_20_Text"><text:span text:style-name="T4"> redirects </text:span></text:span><text:span text:style-name="Source_20_Text"><text:span text:style-name="T5">in</text:span></text:span><text:span text:style-name="Source_20_Text"><text:span text:style-name="T4"> </text:span></text:span><text:span text:style-name="Source_20_Text"><text:span text:style-name="T5">from</text:span></text:span><text:span text:style-name="Source_20_Text"><text:span text:style-name="T4"> a file, overwriting the file.</text:span></text:span></text:p>
      <text:p text:style-name="P2"><text:span text:style-name="Source_20_Text"><text:span text:style-name="T1">&gt;&gt;</text:span></text:span><text:span text:style-name="T3"> redirects output to a file appending the redirected output at the end.</text:span></text:p>
      <text:p text:style-name="P1">2&gt;<text:span text:style-name="T3"> redirects stder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9:41:09.274359020</meta:creation-date>
    <dc:date>2020-02-28T09:45:10.939230950</dc:date>
    <meta:editing-duration>PT4M2S</meta:editing-duration>
    <meta:editing-cycles>1</meta:editing-cycles>
    <meta:document-statistic meta:table-count="0" meta:image-count="0" meta:object-count="0" meta:page-count="1" meta:paragraph-count="4" meta:word-count="34" meta:character-count="192" meta:non-whitespace-character-count="162"/>
    <meta:generator>LibreOffice/6.0.7.3$Linux_X86_64 LibreOffice_project/00m0$Build-3</meta:generator>
  </office:meta>
</office:document-meta>
</file>